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58e78" officeooo:paragraph-rsid="00058e78"/>
    </style:style>
    <style:style style:name="P2" style:family="paragraph" style:parent-style-name="Standard">
      <style:paragraph-properties fo:text-align="start" style:justify-single-word="false"/>
      <style:text-properties officeooo:rsid="00058e78" officeooo:paragraph-rsid="00058e78"/>
    </style:style>
    <style:style style:name="P3" style:family="paragraph" style:parent-style-name="Standard">
      <style:paragraph-properties fo:text-align="start" style:justify-single-word="false"/>
      <style:text-properties officeooo:rsid="0006381a" officeooo:paragraph-rsid="0006381a"/>
    </style:style>
    <style:style style:name="P4" style:family="paragraph" style:parent-style-name="Standard">
      <style:paragraph-properties fo:text-align="start" style:justify-single-word="false"/>
      <style:text-properties officeooo:rsid="00080142" officeooo:paragraph-rsid="00080142"/>
    </style:style>
    <style:style style:name="T1" style:family="text">
      <style:text-properties officeooo:rsid="0006381a"/>
    </style:style>
    <style:style style:name="T2" style:family="text">
      <style:text-properties officeooo:rsid="00080142"/>
    </style:style>
    <style:style style:name="T3" style:family="text">
      <style:text-properties officeooo:rsid="0009b3e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SO-2700</text:p>
      <text:p text:style-name="P2"/>
      <text:p text:style-name="P2">objectif:assurer la sécurité.</text:p>
      <text:p text:style-name="P2"/>
      <text:p text:style-name="P2">Confidentialité</text:p>
      <text:p text:style-name="P2">Disponibilité</text:p>
      <text:p text:style-name="P2">Intégrité</text:p>
      <text:p text:style-name="P2">Non-répudiation</text:p>
      <text:p text:style-name="P2"/>
      <text:p text:style-name="P2">Dans l’ISO, il y a une douzaine d’étapes :</text:p>
      <text:p text:style-name="P2"/>
      <text:p text:style-name="P2"><text:tab/>Start :</text:p>
      <text:p text:style-name="P2"/>
      <text:p text:style-name="P2">- Avoir l’aval de la direction. (Norme ISO-2702)</text:p>
      <text:p text:style-name="P2"/>
      <text:p text:style-name="P2"><text:tab/>Périmètre :</text:p>
      <text:p text:style-name="P2">-définir le périmètre du système qui doit etre sécurisé(SMSI) (Norme ISO-2702)</text:p>
      <text:p text:style-name="P2"/>
      <text:p text:style-name="P2"><text:tab/>-Faire l’inventaire des actifs</text:p>
      <text:p text:style-name="P2">Bien supports et bien essentiels (ISO 2705)</text:p>
      <text:p text:style-name="P2"/>
      <text:p text:style-name="P2"><text:tab/>-analyse de risque en tant que tel (4a) (2705 et/ou EBIOS)</text:p>
      <text:p text:style-name="P2"><text:tab/>-analyse des risques (4b) (2705 et/ou EBIOS)</text:p>
      <text:p text:style-name="P2"/>
      <text:p text:style-name="P2"><text:tab/>-préparation des déclarabilité d’application (5a) <text:span text:style-name="T1">(ISO 2705) (ebios)</text:span></text:p>
      <text:p text:style-name="P2"><text:tab/>-préparation du dossier des traitement de risques (5b) <text:span text:style-name="T1">(ISO 2705) (ebios)</text:span></text:p>
      <text:p text:style-name="P2"/>
      <text:p text:style-name="P2"><text:tab/>-<text:span text:style-name="T1">Définir le plan de mise en place du SMSI</text:span></text:p>
      <text:p text:style-name="P2"/>
      <text:p text:style-name="P2"><text:tab/>-<text:span text:style-name="T1">Mise en place du SMSI </text:span></text:p>
      <text:p text:style-name="P3">Ou aura plein de sous étapes avec des sous projets avec la définition des KPI (Key perfomance indicator, mesure de contrôles)</text:p>
      <text:p text:style-name="P3">Notion de procédures (procédure pour la mise en place, fonctionnement standard, traiter les exceptions, etc.)</text:p>
      <text:p text:style-name="P3"/>
      <text:p text:style-name="P3"><text:tab/>-<text:span text:style-name="T2">Définir le SMSI (Un outil ou un ensemble d’outil interco ensemble) (outil principal automatisé)</text:span></text:p>
      <text:p text:style-name="P3"/>
      <text:p text:style-name="P4">BD inventaire : Produit de l’étape 3,4b,8</text:p>
      <text:p text:style-name="P3"/>
      <text:p text:style-name="P4"><text:tab/>-Le smsi va travailler avec des outil opérationnel</text:p>
      <text:p text:style-name="P4">Rapports anterieur, BD d’artefacts (logs, docs,etc…),Cours formation utilisateurs. l’ensemble va a etre traité avec la docs.</text:p>
      <text:p text:style-name="P3"/>
      <text:p text:style-name="P3"><text:tab/>-<text:span text:style-name="T2">Revue de conformité</text:span></text:p>
      <text:p text:style-name="P3"><text:tab/></text:p>
      <text:p text:style-name="P3"><text:tab/>-<text:span text:style-name="T2">Action corrective</text:span></text:p>
      <text:p text:style-name="P4">Va permettre de modifier la mise en place du SMSI et mettre à jour le SMSI (PDCA)</text:p>
      <text:p text:style-name="P3"/>
      <text:p text:style-name="P3"><text:tab/>-<text:span text:style-name="T3">(a partir du revue de conformité) pré cerif ISO</text:span></text:p>
      <text:p text:style-name="P3"><text:tab/></text:p>
      <text:p text:style-name="P3"><text:tab/>-<text:span text:style-name="T3">Certif ISO 2701</text:span></text:p>
      <text:p text:style-name="P3"><text:soft-page-break/></text:p>
      <text:p text:style-name="P4"/>
      <text:p text:style-name="P4"/>
      <text:p text:style-name="P4">définition :</text:p>
      <text:p text:style-name="P3"/>
      <text:p text:style-name="P3">ITIL </text:p>
      <text:p text:style-name="P3">CAB (<text:span text:style-name="T2">réunion pour les grosses évolutions a long terme)</text:span></text:p>
      <text:p text:style-name="P3">eCAB <text:span text:style-name="T2">(réunion d’urgence en cas de GROSSES emmerde)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1T08:05:29.984138860</meta:creation-date>
    <dc:date>2017-12-11T08:51:22.945399571</dc:date>
    <meta:editing-duration>PT4M21S</meta:editing-duration>
    <meta:editing-cycles>1</meta:editing-cycles>
    <meta:document-statistic meta:table-count="0" meta:image-count="0" meta:object-count="0" meta:page-count="2" meta:paragraph-count="36" meta:word-count="237" meta:character-count="1522" meta:non-whitespace-character-count="1299"/>
    <meta:generator>LibreOffice/5.1.6.2$Linux_X86_64 LibreOffice_project/10m0$Build-2</meta:generator>
  </office:meta>
</office:document-meta>
</file>